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P1" style:family="paragraph" style:parent-style-name="Text_20_body">
      <style:text-properties officeooo:paragraph-rsid="001807e8"/>
    </style:style>
    <style:style style:name="P2" style:family="paragraph" style:parent-style-name="Text_20_body">
      <style:paragraph-properties fo:text-align="center" style:justify-single-word="false"/>
      <style:text-properties officeooo:paragraph-rsid="001ddda2"/>
    </style:style>
    <style:style style:name="P3" style:family="paragraph" style:parent-style-name="Text_20_body">
      <style:paragraph-properties fo:text-align="center" style:justify-single-word="false"/>
      <style:text-properties officeooo:rsid="001ddda2" officeooo:paragraph-rsid="001ddda2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officeooo:rsid="001ddda2" officeooo:paragraph-rsid="001ddda2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officeooo:rsid="001ddda2" officeooo:paragraph-rsid="001ddda2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style:font-name="Open Sans1" fo:font-size="28pt" officeooo:rsid="001ddda2" officeooo:paragraph-rsid="001ddda2" style:font-size-asian="28pt" style:font-size-complex="28pt"/>
    </style:style>
    <style:style style:name="P7" style:family="paragraph" style:parent-style-name="Text_20_body">
      <style:paragraph-properties fo:text-align="center" style:justify-single-word="false"/>
      <style:text-properties style:font-name="PT Serif2" fo:font-size="16pt" officeooo:rsid="001ddda2" officeooo:paragraph-rsid="001ddda2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tyle="italic" officeooo:rsid="001ddda2" officeooo:paragraph-rsid="001ddda2" style:font-style-asian="italic" style:font-style-complex="italic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ize="14pt" fo:font-style="normal" officeooo:rsid="001ddda2" officeooo:paragraph-rsid="001ddda2" style:font-size-asian="14pt" style:font-style-asian="normal" style:font-size-complex="14pt" style:font-style-complex="normal"/>
    </style:style>
    <style:style style:name="P10" style:family="paragraph" style:parent-style-name="Text_20_body">
      <style:text-properties officeooo:paragraph-rsid="001ddda2"/>
    </style:style>
    <style:style style:name="P11" style:family="paragraph" style:parent-style-name="Text_20_body">
      <style:paragraph-properties fo:text-align="start" style:justify-single-word="false"/>
      <style:text-properties officeooo:paragraph-rsid="001ddda2"/>
    </style:style>
    <style:style style:name="P12" style:family="paragraph" style:parent-style-name="Text_20_body">
      <style:paragraph-properties fo:text-align="start" style:justify-single-word="false"/>
      <style:text-properties officeooo:paragraph-rsid="001e5ece"/>
    </style:style>
    <style:style style:name="P13" style:family="paragraph" style:parent-style-name="Text_20_body">
      <style:paragraph-properties fo:text-align="start" style:justify-single-word="false"/>
      <style:text-properties officeooo:rsid="00215c9c" officeooo:paragraph-rsid="00215c9c"/>
    </style:style>
    <style:style style:name="P14" style:family="paragraph" style:parent-style-name="Text_20_body">
      <style:paragraph-properties fo:text-align="start" style:justify-single-word="false"/>
      <style:text-properties officeooo:rsid="00232186" officeooo:paragraph-rsid="00232186"/>
    </style:style>
    <style:style style:name="P15" style:family="paragraph" style:parent-style-name="Text_20_body">
      <style:paragraph-properties fo:text-align="start" style:justify-single-word="false"/>
      <style:text-properties officeooo:rsid="0023e8cf" officeooo:paragraph-rsid="0023e8cf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Text_20_body">
      <style:paragraph-properties fo:text-align="center" style:justify-single-word="false" fo:break-before="page"/>
      <style:text-properties officeooo:paragraph-rsid="001ddda2"/>
    </style:style>
    <style:style style:name="P18" style:family="paragraph" style:parent-style-name="Title">
      <style:text-properties officeooo:paragraph-rsid="001807e8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1ddda2" officeooo:paragraph-rsid="001ddda2"/>
    </style:style>
    <style:style style:name="P21" style:family="paragraph" style:parent-style-name="Heading_20_1">
      <style:paragraph-properties fo:text-align="center" style:justify-single-word="false" fo:break-before="page"/>
      <style:text-properties officeooo:rsid="001ddda2" officeooo:paragraph-rsid="001ddda2"/>
    </style:style>
    <style:style style:name="P22" style:family="paragraph" style:parent-style-name="Heading_20_2">
      <style:text-properties officeooo:rsid="001ddda2" officeooo:paragraph-rsid="001ddda2"/>
    </style:style>
    <style:style style:name="P23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P24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1ddda2" officeooo:paragraph-rsid="001ddda2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ddda2" officeooo:paragraph-rsid="001ddda2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248224" officeooo:paragraph-rsid="0024822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officeooo:rsid="00248224" officeooo:paragraph-rsid="00248224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able_20_Heading">
      <style:text-properties officeooo:rsid="001ddda2" officeooo:paragraph-rsid="001ddda2"/>
    </style:style>
    <style:style style:name="P34" style:family="paragraph" style:parent-style-name="Table_20_Heading">
      <style:text-properties fo:font-weight="bold" officeooo:rsid="001ddda2" officeooo:paragraph-rsid="001ddda2" style:font-weight-asian="bold" style:font-weight-complex="bold"/>
    </style:style>
    <style:style style:name="P35" style:family="paragraph" style:parent-style-name="Contents_20_Heading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321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dda2" style:font-style-asian="normal" style:font-style-complex="normal"/>
    </style:style>
    <style:style style:name="T5" style:family="text">
      <style:text-properties fo:font-style="normal" officeooo:rsid="001e5ece" style:font-style-asian="normal" style:font-style-complex="normal"/>
    </style:style>
    <style:style style:name="T6" style:family="text">
      <style:text-properties fo:font-style="normal" officeooo:rsid="001fcb07" style:font-style-asian="normal" style:font-style-complex="normal"/>
    </style:style>
    <style:style style:name="T7" style:family="text">
      <style:text-properties fo:font-style="normal" officeooo:rsid="00215c9c" style:font-style-asian="normal" style:font-style-complex="normal"/>
    </style:style>
    <style:style style:name="T8" style:family="text">
      <style:text-properties fo:font-style="normal" officeooo:rsid="00232186" style:font-style-asian="normal" style:font-style-complex="normal"/>
    </style:style>
    <style:style style:name="T9" style:family="text">
      <style:text-properties fo:font-style="normal" officeooo:rsid="0023e8cf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215c9c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Open Sans Light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"/>
      <text:p text:style-name="P1"/>
      <text:p text:style-name="P7">Oblikovanje programske potpore</text:p>
      <text:p text:style-name="P8">Ak. god. 2015/2016</text:p>
      <text:p text:style-name="P3"/>
      <text:p text:style-name="P3"/>
      <text:p text:style-name="P6"><text:span text:style-name="T13">Sustav za arhivu i reprodukciju <text:line-break/>tonskih zapisa</text:span><text:span text:style-name="T12"> </text:span></text:p>
      <text:p text:style-name="P5">Dokumentacija, Rev. &lt;1.0 ili 2.0&gt;</text:p>
      <text:p text:style-name="P4"/>
      <text:p text:style-name="P4"/>
      <text:p text:style-name="P4"/>
      <text:p text:style-name="P9">Grupa: <text:span text:style-name="T1">BananaBlade</text:span></text:p>
      <text:p text:style-name="P9">Voditelj: <text:span text:style-name="T1">Zvonimir Jurelinac</text:span></text:p>
      <text:p text:style-name="P9"/>
      <text:p text:style-name="P9">Datum predaje: <text:span text:style-name="T1">dd. Mjesec yyyy.</text:span></text:p>
      <text:p text:style-name="P9"><text:soft-page-break/></text:p>
      <text:p text:style-name="P9">Nastavnik: <text:span text:style-name="T1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5">Sadržaj</text:p>
          </text:index-title>
          <text:p text:style-name="P32"><text:a xlink:type="simple" xlink:href="#__RefHeading___Toc196_1769527897" text:style-name="Index_20_Link" text:visited-style-name="Index_20_Link"><text:span text:style-name="T3">1. Dnevnik promjene dokumentacije</text:span></text:a><text:a xlink:type="simple" xlink:href="#__RefHeading___Toc196_1769527897" text:style-name="Index_20_Link" text:visited-style-name="Index_20_Link"><text:tab/>3</text:a></text:p>
          <text:p text:style-name="P32"><text:a xlink:type="simple" xlink:href="#__RefHeading___Toc198_1769527897" text:style-name="Index_20_Link" text:visited-style-name="Index_20_Link"><text:span text:style-name="T3">2. Opis projektnog zadatka</text:span></text:a><text:a xlink:type="simple" xlink:href="#__RefHeading___Toc198_1769527897" text:style-name="Index_20_Link" text:visited-style-name="Index_20_Link"><text:tab/>4</text:a></text:p>
          <text:p text:style-name="P32"><text:a xlink:type="simple" xlink:href="#__RefHeading___Toc200_1769527897" text:style-name="Index_20_Link" text:visited-style-name="Index_20_Link"><text:span text:style-name="T3">3. Rječnik pojmova</text:span></text:a><text:a xlink:type="simple" xlink:href="#__RefHeading___Toc200_1769527897" text:style-name="Index_20_Link" text:visited-style-name="Index_20_Link"><text:tab/>5</text:a></text:p>
          <text:p text:style-name="P32"><text:a xlink:type="simple" xlink:href="#__RefHeading___Toc202_1769527897" text:style-name="Index_20_Link" text:visited-style-name="Index_20_Link"><text:span text:style-name="T3">4. Funkcionalni zahtjevi</text:span></text:a><text:a xlink:type="simple" xlink:href="#__RefHeading___Toc202_1769527897" text:style-name="Index_20_Link" text:visited-style-name="Index_20_Link"><text:tab/>6</text:a></text:p>
          <text:p text:style-name="P32"><text:a xlink:type="simple" xlink:href="#__RefHeading___Toc204_1769527897" text:style-name="Index_20_Link" text:visited-style-name="Index_20_Link"><text:span text:style-name="T3">5. Ostali zahtjevi</text:span></text:a><text:a xlink:type="simple" xlink:href="#__RefHeading___Toc204_1769527897" text:style-name="Index_20_Link" text:visited-style-name="Index_20_Link"><text:tab/>7</text:a></text:p>
          <text:p text:style-name="P32"><text:a xlink:type="simple" xlink:href="#__RefHeading___Toc206_1769527897" text:style-name="Index_20_Link" text:visited-style-name="Index_20_Link"><text:span text:style-name="T3">6. Arhitektura i dizajn sustava</text:span></text:a><text:a xlink:type="simple" xlink:href="#__RefHeading___Toc206_1769527897" text:style-name="Index_20_Link" text:visited-style-name="Index_20_Link"><text:tab/>8</text:a></text:p>
          <text:p text:style-name="P31"><text:a xlink:type="simple" xlink:href="#__RefHeading___Toc443_1769527897" text:style-name="Index_20_Link" text:visited-style-name="Index_20_Link"><text:span text:style-name="T3">6.1. Svrha, opći prioriteti i skica sustava</text:span></text:a><text:a xlink:type="simple" xlink:href="#__RefHeading___Toc443_1769527897" text:style-name="Index_20_Link" text:visited-style-name="Index_20_Link"><text:tab/>8</text:a></text:p>
          <text:p text:style-name="P31"><text:a xlink:type="simple" xlink:href="#__RefHeading___Toc445_1769527897" text:style-name="Index_20_Link" text:visited-style-name="Index_20_Link"><text:span text:style-name="T3">6.2. Dijagram razreda s opisom</text:span></text:a><text:a xlink:type="simple" xlink:href="#__RefHeading___Toc445_1769527897" text:style-name="Index_20_Link" text:visited-style-name="Index_20_Link"><text:tab/>8</text:a></text:p>
          <text:p text:style-name="P31"><text:a xlink:type="simple" xlink:href="#__RefHeading___Toc447_1769527897" text:style-name="Index_20_Link" text:visited-style-name="Index_20_Link"><text:span text:style-name="T3">6.</text:span></text:a><text:a xlink:type="simple" xlink:href="#__RefHeading___Toc447_1769527897" text:style-name="Index_20_Link" text:visited-style-name="Index_20_Link"><text:span text:style-name="T3">3. </text:span></text:a><text:a xlink:type="simple" xlink:href="#__RefHeading___Toc447_1769527897" text:style-name="Index_20_Link" text:visited-style-name="Index_20_Link"><text:span text:style-name="T3">Dijagram objekata</text:span></text:a><text:a xlink:type="simple" xlink:href="#__RefHeading___Toc447_1769527897" text:style-name="Index_20_Link" text:visited-style-name="Index_20_Link"><text:tab/>8</text:a></text:p>
          <text:p text:style-name="P31"><text:a xlink:type="simple" xlink:href="#__RefHeading___Toc449_1769527897" text:style-name="Index_20_Link" text:visited-style-name="Index_20_Link"><text:span text:style-name="T3">6.</text:span></text:a><text:a xlink:type="simple" xlink:href="#__RefHeading___Toc449_1769527897" text:style-name="Index_20_Link" text:visited-style-name="Index_20_Link"><text:span text:style-name="T3">4. </text:span></text:a><text:a xlink:type="simple" xlink:href="#__RefHeading___Toc449_1769527897" text:style-name="Index_20_Link" text:visited-style-name="Index_20_Link"><text:span text:style-name="T3">Ostali UML dijagrami</text:span></text:a><text:a xlink:type="simple" xlink:href="#__RefHeading___Toc449_1769527897" text:style-name="Index_20_Link" text:visited-style-name="Index_20_Link"><text:tab/>8</text:a></text:p>
          <text:p text:style-name="P32"><text:a xlink:type="simple" xlink:href="#__RefHeading___Toc208_1769527897" text:style-name="Index_20_Link" text:visited-style-name="Index_20_Link"><text:span text:style-name="T3">7. Implementacija i korisničko sučelje</text:span></text:a><text:a xlink:type="simple" xlink:href="#__RefHeading___Toc208_1769527897" text:style-name="Index_20_Link" text:visited-style-name="Index_20_Link"><text:tab/>9</text:a></text:p>
          <text:p text:style-name="P31"><text:a xlink:type="simple" xlink:href="#__RefHeading___Toc451_1769527897" text:style-name="Index_20_Link" text:visited-style-name="Index_20_Link"><text:span text:style-name="T3">7.1. Dijagram razmještaja</text:span></text:a><text:a xlink:type="simple" xlink:href="#__RefHeading___Toc451_1769527897" text:style-name="Index_20_Link" text:visited-style-name="Index_20_Link"><text:tab/>9</text:a></text:p>
          <text:p text:style-name="P31"><text:a xlink:type="simple" xlink:href="#__RefHeading___Toc453_1769527897" text:style-name="Index_20_Link" text:visited-style-name="Index_20_Link"><text:span text:style-name="T3">7.2. Korištene tehnologije i alati</text:span></text:a><text:a xlink:type="simple" xlink:href="#__RefHeading___Toc453_1769527897" text:style-name="Index_20_Link" text:visited-style-name="Index_20_Link"><text:tab/>9</text:a></text:p>
          <text:p text:style-name="P31"><text:a xlink:type="simple" xlink:href="#__RefHeading___Toc455_1769527897" text:style-name="Index_20_Link" text:visited-style-name="Index_20_Link"><text:span text:style-name="T3">7.3. Isječak programskog koda vezan za temeljnu funkcionalnost sustava</text:span></text:a><text:a xlink:type="simple" xlink:href="#__RefHeading___Toc455_1769527897" text:style-name="Index_20_Link" text:visited-style-name="Index_20_Link"><text:tab/>9</text:a></text:p>
          <text:p text:style-name="P31"><text:a xlink:type="simple" xlink:href="#__RefHeading___Toc457_1769527897" text:style-name="Index_20_Link" text:visited-style-name="Index_20_Link"><text:span text:style-name="T3">7.4. </text:span></text:a><text:a xlink:type="simple" xlink:href="#__RefHeading___Toc457_1769527897" text:style-name="Index_20_Link" text:visited-style-name="Index_20_Link"><text:span text:style-name="T3">Ispitivanje programskog rješenja</text:span></text:a><text:a xlink:type="simple" xlink:href="#__RefHeading___Toc457_1769527897" text:style-name="Index_20_Link" text:visited-style-name="Index_20_Link"><text:tab/>9</text:a></text:p>
          <text:p text:style-name="P31"><text:a xlink:type="simple" xlink:href="#__RefHeading___Toc459_1769527897" text:style-name="Index_20_Link" text:visited-style-name="Index_20_Link"><text:span text:style-name="T3">7.</text:span></text:a><text:a xlink:type="simple" xlink:href="#__RefHeading___Toc459_1769527897" text:style-name="Index_20_Link" text:visited-style-name="Index_20_Link"><text:span text:style-name="T3">5. </text:span></text:a><text:a xlink:type="simple" xlink:href="#__RefHeading___Toc459_1769527897" text:style-name="Index_20_Link" text:visited-style-name="Index_20_Link"><text:span text:style-name="T3">Upute za instalaciju</text:span></text:a><text:a xlink:type="simple" xlink:href="#__RefHeading___Toc459_1769527897" text:style-name="Index_20_Link" text:visited-style-name="Index_20_Link"><text:tab/>9</text:a></text:p>
          <text:p text:style-name="P31"><text:a xlink:type="simple" xlink:href="#__RefHeading___Toc461_1769527897" text:style-name="Index_20_Link" text:visited-style-name="Index_20_Link"><text:span text:style-name="T3">7.</text:span></text:a><text:a xlink:type="simple" xlink:href="#__RefHeading___Toc461_1769527897" text:style-name="Index_20_Link" text:visited-style-name="Index_20_Link"><text:span text:style-name="T3">6. </text:span></text:a><text:a xlink:type="simple" xlink:href="#__RefHeading___Toc461_1769527897" text:style-name="Index_20_Link" text:visited-style-name="Index_20_Link"><text:span text:style-name="T3">Korisničke upute</text:span></text:a><text:a xlink:type="simple" xlink:href="#__RefHeading___Toc461_1769527897" text:style-name="Index_20_Link" text:visited-style-name="Index_20_Link"><text:tab/>9</text:a></text:p>
          <text:p text:style-name="P32"><text:a xlink:type="simple" xlink:href="#__RefHeading___Toc210_1769527897" text:style-name="Index_20_Link" text:visited-style-name="Index_20_Link"><text:span text:style-name="T3">8. Zaključak i budući rad</text:span></text:a><text:a xlink:type="simple" xlink:href="#__RefHeading___Toc210_1769527897" text:style-name="Index_20_Link" text:visited-style-name="Index_20_Link"><text:tab/>10</text:a></text:p>
          <text:p text:style-name="P32"><text:a xlink:type="simple" xlink:href="#__RefHeading___Toc421_1769527897" text:style-name="Index_20_Link" text:visited-style-name="Index_20_Link"><text:span text:style-name="T3">9. Popis literature</text:span></text:a><text:a xlink:type="simple" xlink:href="#__RefHeading___Toc421_1769527897" text:style-name="Index_20_Link" text:visited-style-name="Index_20_Link"><text:tab/>11</text:a></text:p>
          <text:p text:style-name="P32"><text:a xlink:type="simple" xlink:href="#__RefHeading___Toc423_1769527897" text:style-name="Index_20_Link" text:visited-style-name="Index_20_Link"><text:span text:style-name="T3">Dodatak A: Indeks (slika, dijagrama, tablica, ispisa koda)</text:span></text:a><text:a xlink:type="simple" xlink:href="#__RefHeading___Toc423_1769527897" text:style-name="Index_20_Link" text:visited-style-name="Index_20_Link"><text:tab/>12</text:a></text:p>
          <text:p text:style-name="P32"><text:a xlink:type="simple" xlink:href="#__RefHeading___Toc425_1769527897" text:style-name="Index_20_Link" text:visited-style-name="Index_20_Link"><text:span text:style-name="T3">Dodatak B: Dnevnik sastajanja</text:span></text:a><text:a xlink:type="simple" xlink:href="#__RefHeading___Toc425_1769527897" text:style-name="Index_20_Link" text:visited-style-name="Index_20_Link"><text:tab/>13</text:a></text:p>
          <text:p text:style-name="P32"><text:a xlink:type="simple" xlink:href="#__RefHeading___Toc427_1769527897" text:style-name="Index_20_Link" text:visited-style-name="Index_20_Link"><text:span text:style-name="T3">Dodatak C: Prikaz aktivnosti grupe</text:span></text:a><text:a xlink:type="simple" xlink:href="#__RefHeading___Toc427_1769527897" text:style-name="Index_20_Link" text:visited-style-name="Index_20_Link"><text:tab/>14</text:a></text:p>
          <text:p text:style-name="P32"><text:a xlink:type="simple" xlink:href="#__RefHeading___Toc429_1769527897" text:style-name="Index_20_Link" text:visited-style-name="Index_20_Link"><text:span text:style-name="T3">D</text:span></text:a><text:a xlink:type="simple" xlink:href="#__RefHeading___Toc429_1769527897" text:style-name="Index_20_Link" text:visited-style-name="Index_20_Link"><text:span text:style-name="T3">odatak D: Plan rada / Pregled rada i stanje ostvarenja</text:span></text:a><text:a xlink:type="simple" xlink:href="#__RefHeading___Toc429_1769527897" text:style-name="Index_20_Link" text:visited-style-name="Index_20_Link"><text:tab/>15</text:a></text:p>
        </text:index-body>
      </text:table-of-content>
      <text:p text:style-name="P2"><text:span text:style-name="T4"/></text:p>
      <text:h text:style-name="P21" text:outline-level="1"><text:bookmark-start text:name="__RefHeading___Toc196_1769527897"/><text:span text:style-name="T3">1. Dnevnik promjene dokumentacije</text:span><text:bookmark-end text:name="__RefHeading___Toc196_1769527897"/></text:h>
      <text:p text:style-name="P2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4">Rev.</text:p>
          </table:table-cell>
          <table:table-cell table:style-name="Table1.A1" office:value-type="string">
            <text:p text:style-name="P33">Opis promjena / dodataka</text:p>
          </table:table-cell>
          <table:table-cell table:style-name="Table1.A1" office:value-type="string">
            <text:p text:style-name="P33">Autor(i)</text:p>
          </table:table-cell>
          <table:table-cell table:style-name="Table1.D1" office:value-type="string">
            <text:p text:style-name="P33">Datum</text:p>
          </table:table-cell>
        </table:table-row>
        <table:table-row>
          <table:table-cell table:style-name="Table1.A9" office:value-type="string">
            <text:p text:style-name="P27">0.1</text:p>
          </table:table-cell>
          <table:table-cell table:style-name="Table1.B2" office:value-type="string">
            <text:p text:style-name="P26">Stvoren predložak za dokumentaciju</text:p>
          </table:table-cell>
          <table:table-cell table:style-name="Table1.C9" office:value-type="string">
            <text:p text:style-name="P26">Jurelinac</text:p>
          </table:table-cell>
          <table:table-cell table:style-name="Table1.D2" office:value-type="string">
            <text:p text:style-name="P26">25.10.2015.</text:p>
          </table:table-cell>
        </table:table-row>
        <table:table-row>
          <table:table-cell table:style-name="Table1.A9" office:value-type="string">
            <text:p text:style-name="P29">0.1.1</text:p>
          </table:table-cell>
          <table:table-cell table:style-name="Table1.B3" office:value-type="string">
            <text:p text:style-name="P30">Napisan dio opisa<text:line-break/>Dodan rječnik pojmova</text:p>
          </table:table-cell>
          <table:table-cell table:style-name="Table1.C9" office:value-type="string">
            <text:p text:style-name="P30">Jurelinac</text:p>
          </table:table-cell>
          <table:table-cell table:style-name="Table1.D3" office:value-type="string">
            <text:p text:style-name="P30">25.10.2015.</text:p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4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4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5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5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6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6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7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7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8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8" office:value-type="string">
            <text:p text:style-name="P25"/>
          </table:table-cell>
        </table:table-row>
        <table:table-row>
          <table:table-cell table:style-name="Table1.A9" office:value-type="string">
            <text:p text:style-name="P28"/>
          </table:table-cell>
          <table:table-cell table:style-name="Table1.B9" office:value-type="string">
            <text:p text:style-name="P25"/>
          </table:table-cell>
          <table:table-cell table:style-name="Table1.C9" office:value-type="string">
            <text:p text:style-name="P25"/>
          </table:table-cell>
          <table:table-cell table:style-name="Table1.D9" office:value-type="string">
            <text:p text:style-name="P25"/>
          </table:table-cell>
        </table:table-row>
        <table:table-row>
          <table:table-cell table:style-name="Table1.A10" office:value-type="string">
            <text:p text:style-name="P28"/>
          </table:table-cell>
          <table:table-cell table:style-name="Table1.B10" office:value-type="string">
            <text:p text:style-name="P25"/>
          </table:table-cell>
          <table:table-cell table:style-name="Table1.C10" office:value-type="string">
            <text:p text:style-name="P25"/>
          </table:table-cell>
          <table:table-cell table:style-name="Table1.D10" office:value-type="string">
            <text:p text:style-name="P25"/>
          </table:table-cell>
        </table:table-row>
      </table:table>
      <text:p text:style-name="P2"><text:span text:style-name="T4"/></text:p>
      <text:h text:style-name="P21" text:outline-level="1"><text:bookmark-start text:name="__RefHeading___Toc198_1769527897"/><text:span text:style-name="T3">2. Opis projektnog zadatka</text:span><text:bookmark-end text:name="__RefHeading___Toc198_1769527897"/></text:h>
      <text:p text:style-name="P12"><text:span text:style-name="T4"><text:line-break/>C</text:span><text:span text:style-name="T5">ilj ovog projekta jest razviti informacijski sustav u obliku web aplikaciju čija je namjena upravljanje tonskim zapisima internetske radio postaje. </text:span><text:span text:style-name="T6"><text:s/>Aplikacija bi korisnicima – vlasniku, administratorima, glazbenim urednicima i registriranim korisnicima – trebala omogućiti brzo, jednostavno i lako dostupno ispunjavanje svojih zaduženja i sudjelovanje u radu radio postaje. </text:span><text:span text:style-name="T7">Također, posjetiteljima web stranice na kojoj se nalazi aplikacija trebalo bi biti omogućeno slušanje trenutno sviranog zvučnog zapisa na toj radio postaji.</text:span></text:p>
      <text:p text:style-name="P13"><text:span text:style-name="T3">Konkretnije, glazbeni urednici će biti u mogućnosti stvarati liste za reprodukciju tonskih zapisa u njima dodjeljenom vremenskom razdoblju, dok će registrirani korisnici stvaranjem lista želja koje će biti dostupne urednicima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span></text:p>
      <text:p text:style-name="P13"><text:span text:style-name="T3"/></text:p>
      <text:h text:style-name="P21" text:outline-level="1"><text:bookmark-start text:name="__RefHeading___Toc200_1769527897"/><text:span text:style-name="T3">3. Rječnik pojmova</text:span><text:bookmark-end text:name="__RefHeading___Toc200_1769527897"/></text:h>
      <text:p text:style-name="P11"><text:span text:style-name="T4"><text:line-break/></text:span><text:span text:style-name="T11">Flask</text:span><text:span text:style-name="T7"> – Framework za izradu web aplikacija u programskom jeziku Python, popularan zbog svoje jednostavnosti i lakoće korištenja, kao i male veličine.</text:span></text:p>
      <text:p text:style-name="P13"><text:span text:style-name="T10">AngularJS</text:span><text:span text:style-name="T3"> – Javascript framework za izradu web aplikacija, omogućuje njihov brz i intuitivan razvoj</text:span></text:p>
      <text:p text:style-name="P13"><text:span text:style-name="T10">REST</text:span><text:span text:style-name="T3"> – </text:span><text:span text:style-name="T2">Representational State Transfer –</text:span><text:span text:style-name="T8"> </text:span><text:span text:style-name="T9">stil</text:span><text:span text:style-name="T8"> arhitekture mrežnih aplikacija koja komunikaciju između klijenta i servera ostvaruje putem HTTP zahtjeva</text:span></text:p>
      <text:p text:style-name="P14"><text:span text:style-name="T10">SASS</text:span><text:span text:style-name="T3"> – </text:span><text:span text:style-name="T1">Syntactically Awesome Style Sheets</text:span><text:span text:style-name="T3"> – proširenje CSS jezika koje dodaje brojne mogućnosti i bitno olakšava pisanje stilskih datoteka, kao i snalaženje u njima</text:span></text:p>
      <text:p text:style-name="P15"><text:span text:style-name="T10">MVC</text:span><text:span text:style-name="T3"> – </text:span><text:span text:style-name="T1">Model/View/Controller</text:span><text:span text:style-name="T3"> – obrazac arhitekture programske podrške, razdvaja sustav na </text:span><text:span text:style-name="T10">modele</text:span><text:span text:style-name="T3"> koji opisuju podatke i njihove operacije, </text:span><text:span text:style-name="T10">preglede</text:span><text:span text:style-name="T3"> koji vrše interakciju s krajnjim korisnicima (prikaz sučelja i podataka), te </text:span><text:span text:style-name="T10">upravljačke funkcije</text:span><text:span text:style-name="T3"> koje povezuju modele s pregledima.</text:span></text:p>
      <text:h text:style-name="P20" text:outline-level="1"><text:bookmark-start text:name="__RefHeading___Toc202_1769527897"/><text:span text:style-name="T3">4. Funkcionalni zahtjevi</text:span><text:bookmark-end text:name="__RefHeading___Toc202_1769527897"/></text:h>
      <text:h text:style-name="P20" text:outline-level="1"><text:bookmark-start text:name="__RefHeading___Toc204_1769527897"/><text:span text:style-name="T3">5. Ostali zahtjevi</text:span><text:bookmark-end text:name="__RefHeading___Toc204_1769527897"/></text:h>
      <text:h text:style-name="P20" text:outline-level="1"><text:bookmark-start text:name="__RefHeading___Toc206_1769527897"/><text:span text:style-name="T3">6. Arhitektura i dizajn sustava</text:span><text:bookmark-end text:name="__RefHeading___Toc206_1769527897"/></text:h>
      <text:h text:style-name="P22" text:outline-level="2"><text:bookmark-start text:name="__RefHeading___Toc443_1769527897"/><text:span text:style-name="T3">6.1. Svrha, opći prioriteti i skica sustava</text:span><text:bookmark-end text:name="__RefHeading___Toc443_1769527897"/></text:h>
      <text:h text:style-name="P22" text:outline-level="2"><text:bookmark-start text:name="__RefHeading___Toc445_1769527897"/><text:span text:style-name="T3">6.2. Dijagram razreda s opisom</text:span><text:bookmark-end text:name="__RefHeading___Toc445_1769527897"/></text:h>
      <text:h text:style-name="Heading_20_2" text:outline-level="2"><text:bookmark-start text:name="__RefHeading___Toc447_1769527897"/><text:span text:style-name="T4">6.</text:span><text:span text:style-name="T3">3. </text:span><text:span text:style-name="T4">Dijagram objekata</text:span><text:bookmark-end text:name="__RefHeading___Toc447_1769527897"/></text:h>
      <text:h text:style-name="Heading_20_2" text:outline-level="2"><text:bookmark-start text:name="__RefHeading___Toc449_1769527897"/><text:span text:style-name="T4">6.</text:span><text:span text:style-name="T3">4. </text:span><text:span text:style-name="T4">Ostali UML dijagrami</text:span><text:bookmark-end text:name="__RefHeading___Toc449_1769527897"/></text:h>
      <text:h text:style-name="P20" text:outline-level="1"><text:bookmark-start text:name="__RefHeading___Toc208_1769527897"/><text:span text:style-name="T3">7. Implementacija i korisničko sučelje</text:span><text:bookmark-end text:name="__RefHeading___Toc208_1769527897"/></text:h>
      <text:h text:style-name="P22" text:outline-level="2"><text:bookmark-start text:name="__RefHeading___Toc451_1769527897"/><text:span text:style-name="T3">7.1. Dijagram razmještaja</text:span><text:bookmark-end text:name="__RefHeading___Toc451_1769527897"/></text:h>
      <text:h text:style-name="P22" text:outline-level="2"><text:bookmark-start text:name="__RefHeading___Toc453_1769527897"/><text:span text:style-name="T3">7.2. Korištene tehnologije i alati</text:span><text:bookmark-end text:name="__RefHeading___Toc453_1769527897"/></text:h>
      <text:h text:style-name="Heading_20_2" text:outline-level="2"><text:bookmark-start text:name="__RefHeading___Toc455_1769527897"/><text:span text:style-name="T3">7.3. Isječak programskog koda vezan za temeljnu funkcionalnost sustava</text:span><text:bookmark-end text:name="__RefHeading___Toc455_1769527897"/></text:h>
      <text:h text:style-name="Heading_20_2" text:outline-level="2"><text:bookmark-start text:name="__RefHeading___Toc457_1769527897"/><text:span text:style-name="T3">7.4. </text:span><text:span text:style-name="T4">Ispitivanje programskog rješenja</text:span><text:bookmark-end text:name="__RefHeading___Toc457_1769527897"/></text:h>
      <text:h text:style-name="Heading_20_2" text:outline-level="2"><text:bookmark-start text:name="__RefHeading___Toc459_1769527897"/><text:span text:style-name="T4">7.</text:span><text:span text:style-name="T3">5. </text:span><text:span text:style-name="T4">Upute za instalaciju</text:span><text:bookmark-end text:name="__RefHeading___Toc459_1769527897"/></text:h>
      <text:h text:style-name="Heading_20_2" text:outline-level="2"><text:bookmark-start text:name="__RefHeading___Toc461_1769527897"/><text:span text:style-name="T4">7.</text:span><text:span text:style-name="T3">6. </text:span><text:span text:style-name="T4">Korisničke upute</text:span><text:bookmark-end text:name="__RefHeading___Toc461_1769527897"/></text:h>
      <text:h text:style-name="P20" text:outline-level="1"><text:bookmark-start text:name="__RefHeading___Toc210_1769527897"/><text:span text:style-name="T3">8. Zaključak i budući rad</text:span><text:bookmark-end text:name="__RefHeading___Toc210_1769527897"/></text:h>
      <text:h text:style-name="P19" text:outline-level="1"><text:bookmark-start text:name="__RefHeading___Toc421_1769527897"/><text:span text:style-name="T4">9. Popis literature</text:span><text:bookmark-end text:name="__RefHeading___Toc421_1769527897"/></text:h>
      <text:h text:style-name="P20" text:outline-level="1"><text:bookmark-start text:name="__RefHeading___Toc423_1769527897"/><text:span text:style-name="T3">Dodatak A: Indeks (slika, dijagrama, <text:line-break/>tablica, ispisa koda)</text:span><text:bookmark-end text:name="__RefHeading___Toc423_1769527897"/></text:h>
      <text:h text:style-name="P20" text:outline-level="1"><text:bookmark-start text:name="__RefHeading___Toc425_1769527897"/><text:span text:style-name="T3">Dodatak B: Dnevnik sastajanja</text:span><text:bookmark-end text:name="__RefHeading___Toc425_1769527897"/></text:h>
      <text:h text:style-name="P20" text:outline-level="1"><text:bookmark-start text:name="__RefHeading___Toc427_1769527897"/><text:span text:style-name="T3">Dodatak C: Prikaz aktivnosti grupe</text:span><text:bookmark-end text:name="__RefHeading___Toc427_1769527897"/></text:h>
      <text:h text:style-name="P20" text:outline-level="1"><text:bookmark-start text:name="__RefHeading___Toc429_1769527897"/><text:span text:style-name="T4">D</text:span><text:span text:style-name="T3">odatak D: Plan rada / <text:line-break/>Pregled rada i stanje ostvarenja</text:span><text:bookmark-end text:name="__RefHeading___Toc429_1769527897"/></text:h>
      <text:p text:style-name="P16"><text:span text:style-name="T3"/></text:p>
      <text:p text:style-name="P17"><text:span text:style-name="T4"/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graphic-properties draw:fill-image-width="0cm" draw:fill-image-height="0cm"/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officeooo:rsid="001ddda2" officeooo:paragraph-rsid="001ddda2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officeooo:rsid="001ddda2" officeooo:paragraph-rsid="001ddd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18</text:page-number> / <text:page-count>18</text:page-count><text:tab/><text:date style:data-style-name="N76" text:date-value="2015-10-25T19:32:29.176276079" text:fixed="true">25. listopada 2015.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23M30S</meta:editing-duration>
    <meta:editing-cycles>4</meta:editing-cycles>
    <meta:generator>LibreOffice/4.4.3.2$Linux_X86_64 LibreOffice_project/40m0$Build-2</meta:generator>
    <meta:initial-creator>Zvonimir </meta:initial-creator>
    <dc:date>2015-10-25T21:27:31.897509008</dc:date>
    <dc:creator>Zvonimir </dc:creator>
    <meta:document-statistic meta:table-count="1" meta:image-count="0" meta:object-count="0" meta:page-count="18" meta:paragraph-count="76" meta:word-count="575" meta:character-count="4100" meta:non-whitespace-character-count="3580"/>
    <meta:template xlink:type="simple" xlink:actuate="onRequest" xlink:title="default" xlink:href="../../../../../Documents/Office/default.ott" meta:date="2015-10-25T19:30:59.093545939"/>
  </office:meta>
</office:document-meta>
</file>